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inspirationalYear70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spirationalYear7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buzzFort36</text:p>
          </table:table-cell>
          <table:table-cell table:style-name="ce11" table:number-columns-repeated="6"/>
          <table:table-cell table:style-name="ce3" office:value-type="string" calcext:value-type="string">
            <text:p>turboPython47</text:p>
          </table:table-cell>
          <table:table-cell table:style-name="ce11" table:number-columns-repeated="6"/>
          <table:table-cell table:style-name="ce3" office:value-type="string" calcext:value-type="string">
            <text:p>caretGalaxy39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chip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plug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catch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lifestyle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universit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lesson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optimum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graduat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onopoly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markup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eason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motor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tiquett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arn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instruction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lifespan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daemon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massive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tre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ormat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par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editate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peake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piano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relax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prinkle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rctic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sum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sig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vers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imeline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seize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hormone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hrink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facade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rigger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exit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heck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us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transport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understand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ynamo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restroom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underscor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rank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cooki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fresh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commi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rightRacket38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leftSpoon43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spirationalYear70" style:display-name="PageStyle_inspirationalYear7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83" meta:object-count="0"/>
    <meta:generator>LibreOfficeDev/6.0.5.2$Linux_X86_64 LibreOffice_project/</meta:generator>
  </office:meta>
</office:document-meta>
</file>